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 style:master-page-name="Standard">
      <style:table-properties style:width="10.8cm" style:page-number="auto" table:align="margins"/>
    </style:style>
    <style:style style:name="Table1.A" style:family="table-column">
      <style:table-column-properties style:column-width="5.399cm" style:rel-column-width="32767*"/>
    </style:style>
    <style:style style:name="Table1.B" style:family="table-column">
      <style:table-column-properties style:column-width="5.401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d75a9" officeooo:paragraph-rsid="001d75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</table:table-row>
        <table:table-row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5:50:28.527672942</meta:creation-date>
    <dc:date>2022-12-21T15:54:20.810559903</dc:date>
    <meta:editing-duration>PT17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4" meta:word-count="4" meta:character-count="4" meta:non-whitespace-character-count="4"/>
  </office:meta>
</office:document-meta>
</file>